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160" officeooo:paragraph-rsid="00046469"/>
    </style:style>
    <style:style style:name="P2" style:family="paragraph" style:parent-style-name="Standard">
      <style:text-properties officeooo:paragraph-rsid="00046469"/>
    </style:style>
    <style:style style:name="P3" style:family="paragraph" style:parent-style-name="Standard">
      <style:text-properties officeooo:rsid="0022ea0c" officeooo:paragraph-rsid="0006122b"/>
    </style:style>
    <style:style style:name="P4" style:family="paragraph" style:parent-style-name="Preformatted_20_Text">
      <style:text-properties officeooo:paragraph-rsid="00046469"/>
    </style:style>
    <style:style style:name="P5" style:family="paragraph" style:parent-style-name="Quotations">
      <style:text-properties fo:font-style="italic" officeooo:paragraph-rsid="0006122b" style:font-style-asian="italic" style:font-style-complex="italic"/>
    </style:style>
    <style:style style:name="P6" style:family="paragraph" style:parent-style-name="Preformatted_20_Text">
      <style:text-properties officeooo:rsid="00067f5b" officeooo:paragraph-rsid="00067f5b"/>
    </style:style>
    <style:style style:name="P7" style:family="paragraph" style:parent-style-name="Quotations">
      <style:text-properties fo:font-style="italic" officeooo:rsid="002f2584" officeooo:paragraph-rsid="0006122b" style:font-style-asian="italic" style:font-style-complex="italic"/>
    </style:style>
    <style:style style:name="T1" style:family="text">
      <style:text-properties officeooo:rsid="002615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havior Systems</text:p>
      <text:p text:style-name="P1"/>
      <text:p text:style-name="P1">We’re forever damaged by the Von Neuman architecture</text:p>
      <text:p text:style-name="P1"/>
      <text:p text:style-name="P1">* Analog computer</text:p>
      <text:p text:style-name="P1">* Dataflow architecture – the old ‘round in circles’ machine</text:p>
      <text:p text:style-name="P4"/>
      <text:p text:style-name="P3"/>
      <text:p text:style-name="P3"/>
      <text:p text:style-name="P5">There are two ways of constructing a software design; one way is to make it so simple that there are obviously no deficiencies, and the other way is to make it so complicated that there are no obvious <text:span text:style-name="T1">deficiencies.</text:span> The first method is far more difficult.</text:p>
      <text:p text:style-name="P7">Tony Hoare</text:p>
      <text:p text:style-name="P7"/>
      <text:p text:style-name="Preformatted_20_Text"/>
      <text:p text:style-name="Preformatted_20_Text">We write programs in a different language than we talk about them. "So we get a request, do the security mumble, pass it to the middleware that grabs ..."</text:p>
      <text:p text:style-name="Preformatted_20_Text"/>
      <text:p text:style-name="Preformatted_20_Text">Can we get closer to writing programs that describe the program's desired behavior? And why do such attempts always get poo-pooed by programmers?</text:p>
      <text:p text:style-name="Preformatted_20_Text"/>
      <text:p text:style-name="Preformatted_20_Text">This is a foofy cloud shaped drawings exploration of other ways to express software design intent, mostly by cheating.</text:p>
      <text:p text:style-name="Preformatted_20_Text"/>
      <text:p text:style-name="Preformatted_20_Text">=============</text:p>
      <text:p text:style-name="Preformatted_20_Text">What curse has von neuman laid on us?</text:p>
      <text:p text:style-name="Preformatted_20_Text"/>
      <text:p text:style-name="Preformatted_20_Text"><text:s text:c="2"/>- the dataflow architecture</text:p>
      <text:p text:style-name="Preformatted_20_Text"><text:s text:c="2"/>- solder as a language</text:p>
      <text:p text:style-name="Preformatted_20_Text"/>
      <text:p text:style-name="Preformatted_20_Text">Behavior systems</text:p>
      <text:p text:style-name="Preformatted_20_Text">=====</text:p>
      <text:p text:style-name="Preformatted_20_Text"/>
      <text:p text:style-name="Preformatted_20_Text"><text:s text:c="2"/>- naturalmotion <text:s/>euphoria</text:p>
      <text:p text:style-name="Preformatted_20_Text"><text:s text:c="2"/>- Behavioral animation <text:s/>- Art. Animals for Computer Animation: </text:p>
      <text:p text:style-name="Preformatted_20_Text">Biomechanics, Locomotion, Perception, and Behavior</text:p>
      <text:p text:style-name="Preformatted_20_Text">http://www.dgp.toronto.edu/~tu/thesis/node35.html</text:p>
      <text:p text:style-name="Preformatted_20_Text">CSS - it's a behavior system</text:p>
      <text:p text:style-name="Preformatted_20_Text">Behavior trees</text:p>
      <text:p text:style-name="Preformatted_20_Text"/>
      <text:p text:style-name="Preformatted_20_Text">Situational programming -</text:p>
      <text:p text:style-name="Preformatted_20_Text">====================</text:p>
      <text:p text:style-name="Preformatted_20_Text"/>
      <text:p text:style-name="Preformatted_20_Text"><text:s text:c="3"/>- Unity, second life, other game engines that let you put code in stuff</text:p>
      <text:p text:style-name="Preformatted_20_Text"><text:s text:c="2"/>- package/namespace statements</text:p>
      <text:p text:style-name="Preformatted_20_Text"/>
      <text:p text:style-name="Preformatted_20_Text">data flow</text:p>
      <text:p text:style-name="Preformatted_20_Text">=================</text:p>
      <text:p text:style-name="Preformatted_20_Text"/>
      <text:p text:style-name="Preformatted_20_Text">Verilog</text:p>
      <text:p text:style-name="Preformatted_20_Text">push vs pull</text:p>
      <text:p text:style-name="Preformatted_20_Text">reactive?</text:p>
      <text:p text:style-name="Preformatted_20_Text">coroutines</text:p>
      <text:p text:style-name="Preformatted_20_Text"><text:soft-page-break/>spreadsheets</text:p>
      <text:p text:style-name="Preformatted_20_Text">agent based systems (https://en.wikipedia.org/wiki/Flow-based_programming defines</text:p>
      <text:p text:style-name="Preformatted_20_Text">flow based programming in a way that includes LSL)</text:p>
      <text:p text:style-name="Preformatted_20_Text">actors</text:p>
      <text:p text:style-name="Preformatted_20_Text">see the cool diagram of a web app on https://en.wikipedia.org/wiki/Flow-based_programming#%22Telegram_Problem%22</text:p>
      <text:p text:style-name="Preformatted_20_Text">labelled "simple interactive network"</text:p>
      <text:p text:style-name="Preformatted_20_Text"/>
      <text:p text:style-name="Preformatted_20_Text"/>
      <text:p text:style-name="Preformatted_20_Text"/>
      <text:p text:style-name="Preformatted_20_Text">http://www.dgp.toronto.edu/~tu/thesis/node35.html</text:p>
      <text:p text:style-name="Preformatted_20_Text"/>
      <text:p text:style-name="Preformatted_20_Text">https://en.wikipedia.org/wiki/Reactive_programming</text:p>
      <text:p text:style-name="Preformatted_20_Text"/>
      <text:p text:style-name="Preformatted_20_Text">https://thestrangeloop.com/2014/spreadsheets-for-developers.html</text:p>
      <text:p text:style-name="Preformatted_20_Text"/>
      <text:p text:style-name="Preformatted_20_Text">node-red</text:p>
      <text:p text:style-name="Preformatted_20_Text">Excel</text:p>
      <text:p text:style-name="Preformatted_20_Text"/>
      <text:p text:style-name="Preformatted_20_Text">gstreamer</text:p>
      <text:p text:style-name="Preformatted_20_Text"/>
      <text:p text:style-name="Preformatted_20_Text">visual programming</text:p>
      <text:p text:style-name="Preformatted_20_Text"/>
      <text:p text:style-name="Preformatted_20_Text">https://en.wikipedia.org/wiki/Dataflow_architecture</text:p>
      <text:p text:style-name="Preformatted_20_Text"/>
      <text:p text:style-name="Preformatted_20_Text">(name for 'no more than 50 things on screen' law)</text:p>
      <text:p text:style-name="Preformatted_20_Text"/>
      <text:p text:style-name="Preformatted_20_Text">early javabeans IBM visual programming tools</text:p>
      <text:p text:style-name="Preformatted_20_Text"/>
      <text:p text:style-name="Preformatted_20_Text">dialog box editors</text:p>
      <text:p text:style-name="Preformatted_20_Text"/>
      <text:p text:style-name="Preformatted_20_Text">CSS</text:p>
      <text:p text:style-name="Preformatted_20_Text"/>
      <text:p text:style-name="Preformatted_20_Text">Animatics</text:p>
      <text:p text:style-name="Preformatted_20_Text"/>
      <text:p text:style-name="Preformatted_20_Text">behavior trees</text:p>
      <text:p text:style-name="Preformatted_20_Text"/>
      <text:p text:style-name="Preformatted_20_Text">HSMs</text:p>
      <text:p text:style-name="Preformatted_20_Text"/>
      <text:p text:style-name="P6">the animation transition network in unity</text:p>
      <text:p text:style-name="Preformatted_20_Text"/>
      <text:p text:style-name="Preformatted_20_Text">push and pull flow</text:p>
      <text:p text:style-name="Preformatted_20_Text"/>
      <text:p text:style-name="Preformatted_20_Text">Elm/Vue/etc.</text:p>
      <text:p text:style-name="Preformatted_20_Text"/>
      <text:p text:style-name="Preformatted_20_Text">constraint programming</text:p>
      <text:p text:style-name="Preformatted_20_Text"/>
      <text:p text:style-name="Preformatted_20_Text">Cynthia Breazeal - simulated psych system</text:p>
      <text:p text:style-name="Preformatted_20_Text">simulated annealing - simulated physics system</text:p>
      <text:p text:style-name="Preformatted_20_Text"/>
      <text:p text:style-name="Preformatted_20_Text">Coroutines - Melvin Conway paper</text:p>
      <text:p text:style-name="Preformatted_20_Text"/>
      <text:p text:style-name="Preformatted_20_Text">RDF</text:p>
      <text:p text:style-name="Preformatted_20_Text"/>
      <text:p text:style-name="Preformatted_20_Text">Make files</text:p>
      <text:p text:style-name="Preformatted_20_Text"/>
      <text:p text:style-name="Preformatted_20_Text">labview</text:p>
      <text:p text:style-name="Preformatted_20_Text"/>
      <text:p text:style-name="Preformatted_20_Text">=======</text:p>
      <text:p text:style-name="Preformatted_20_Text"><text:soft-page-break/>behavior tree</text:p>
      <text:p text:style-name="Preformatted_20_Text">push </text:p>
      <text:p text:style-name="Preformatted_20_Text">pull </text:p>
      <text:p text:style-name="Preformatted_20_Text">parse</text:p>
      <text:p text:style-name="Preformatted_20_Text"/>
      <text:p text:style-name="Preformatted_20_Text">look around the info bar on this page:</text:p>
      <text:p text:style-name="Preformatted_20_Text">https://en.wikipedia.org/wiki/Aspect-oriented_programming</text:p>
      <text:p text:style-name="Preformatted_20_Text"/>
      <text:p text:style-name="Preformatted_20_Text">state argument in </text:p>
      <text:p text:style-name="Preformatted_20_Text">https://en.wikipedia.org/wiki/Dataflow_programming</text:p>
      <text:p text:style-name="Preformatted_20_Text"/>
      <text:p text:style-name="Preformatted_20_Text">unidirectional flow <text:s text:c="2"/>"do you really know what unidirectional flow means in Angular?"</text:p>
      <text:p text:style-name="Preformatted_20_Text"/>
      <text:p text:style-name="Preformatted_20_Text">https://blog.angularindepth.com/do-you-really-know-what-unidirectional-data-flow-means-in-angular-a6f55cefdc63</text:p>
      <text:p text:style-name="Preformatted_20_Text"/>
      <text:p text:style-name="Preformatted_20_Text">http://www.rntz.net/post/2017-01-27-aphorisms-on-pl-design.html</text:p>
      <text:p text:style-name="Preformatted_20_Text"/>
      <text:p text:style-name="Preformatted_20_Text">"Declarative" means you can use it without knowing what it's doing.</text:p>
      <text:p text:style-name="Preformatted_20_Text">All too often, it means you can't tell what it's doing, either."</text:p>
      <text:p text:style-name="Preformatted_20_Text"/>
      <text:p text:style-name="Preformatted_20_Text">============</text:p>
      <text:p text:style-name="Preformatted_20_Text"/>
      <text:p text:style-name="Preformatted_20_Text">passivation/activation <text:s/>- </text:p>
      <text:p text:style-name="Preformatted_20_Text">the application is not a categorical imperative.</text:p>
      <text:p text:style-name="Preformatted_20_Text">morpheus type spaces</text:p>
      <text:p text:style-name="Preformatted_20_Text">LSL</text:p>
      <text:p text:style-name="Preformatted_20_Text">node-red</text:p>
      <text:p text:style-name="Preformatted_20_Text">J2ee</text:p>
      <text:p text:style-name="Preformatted_20_Text"/>
      <text:p text:style-name="Preformatted_20_Text"/>
      <text:p text:style-name="Preformatted_20_Text">https://twitter.com/jessitron/status/1067448901500715008</text:p>
      <text:p text:style-name="Preformatted_20_Text"/>
      <text:p text:style-name="Preformatted_20_Text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11:19:03.558509165</dc:date>
    <meta:editing-duration>PT4H37M4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84" meta:word-count="388" meta:character-count="3087" meta:non-whitespace-character-count="2759"/>
  </office:meta>
</office:document-meta>
</file>